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93" calcext:value-type="float">
            <text:p>893</text:p>
          </table:table-cell>
          <table:table-cell table:style-name="ce7" table:formula="of:=COUNTIF([.B7:.B999];&quot;X&quot;)" office:value-type="float" office:value="767" calcext:value-type="float">
            <text:p>767</text:p>
          </table:table-cell>
          <table:table-cell table:style-name="ce7" table:formula="of:=COUNTIF([.C7:.C999];&quot;X&quot;)" office:value-type="float" office:value="16" calcext:value-type="float">
            <text:p>16</text:p>
          </table:table-cell>
          <table:table-cell table:style-name="ce7" table:formula="of:=COUNTIF([.D7:.D999];&quot;X&quot;)" office:value-type="float" office:value="67" calcext:value-type="float">
            <text:p>67</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948" calcext:value-type="float">
            <text:p>94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3" table:number-rows-repeated="61">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23">00/00/0000</text:date>, <text:time style:data-style-name="N2" text:time-value="21:56:55.58188569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5-23T22:01:33.173168918</dc:date>
    <meta:editing-duration>P1DT35M18S</meta:editing-duration>
    <meta:editing-cycles>889</meta:editing-cycles>
    <meta:document-statistic meta:table-count="1" meta:cell-count="5376" meta:object-count="0"/>
  </office:meta>
</office:document-meta>
</file>